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solucion</text:p>
          </table:table-cell>
          <table:table-cell office:value-type="string" calcext:value-type="string">
            <text:p>aditional bits of precision</text:p>
          </table:table-cell>
          <table:table-cell office:value-type="string" calcext:value-type="string">
            <text:p>max adc reading</text:p>
          </table:table-cell>
          <table:table-cell office:value-type="string" calcext:value-type="string">
            <text:p>mv resolution</text:p>
          </table:table-cell>
          <table:table-cell office:value-type="string" calcext:value-type="string">
            <text:p>10 bit samples</text:p>
          </table:table-cell>
          <table:table-cell office:value-type="string" calcext:value-type="string">
            <text:p>max samplerate</text:p>
          </table:table-cell>
          <table:table-cell office:value-type="string" calcext:value-type="string">
            <text:p>time per read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2] ;-10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formula="of:=(5/[.C2])*1000" office:value-type="float" office:value="4.88758553274682" calcext:value-type="float">
            <text:p>4.8875855327</text:p>
          </table:table-cell>
          <table:table-cell table:formula="of:=(4^[.B2])" office:value-type="float" office:value="1" calcext:value-type="float">
            <text:p>1</text:p>
          </table:table-cell>
          <table:table-cell office:value-type="float" office:value="76900" calcext:value-type="float">
            <text:p>76900</text:p>
          </table:table-cell>
          <table:table-cell table:formula="of:=1/[.F2]" office:value-type="float" office:value="0.0000130039011703511" calcext:value-type="float">
            <text:p>1.30039011703511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A3] ;-10)" office:value-type="float" office:value="1" calcext:value-type="float">
            <text:p>1</text:p>
          </table:table-cell>
          <table:table-cell table:formula="of:=([.C2]*2)" office:value-type="float" office:value="2046" calcext:value-type="float">
            <text:p>2046</text:p>
          </table:table-cell>
          <table:table-cell table:formula="of:=(5/[.C3])*1000" office:value-type="float" office:value="2.44379276637341" calcext:value-type="float">
            <text:p>2.4437927664</text:p>
          </table:table-cell>
          <table:table-cell table:formula="of:=(4^[.B3])" office:value-type="float" office:value="4" calcext:value-type="float">
            <text:p>4</text:p>
          </table:table-cell>
          <table:table-cell table:formula="of:=([.F2]/4)" office:value-type="float" office:value="19225" calcext:value-type="float">
            <text:p>19225</text:p>
          </table:table-cell>
          <table:table-cell table:formula="of:=1/[.F3]" office:value-type="float" office:value="0.0000520156046814044" calcext:value-type="float">
            <text:p>5.20156046814044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A4] ;-10)" office:value-type="float" office:value="2" calcext:value-type="float">
            <text:p>2</text:p>
          </table:table-cell>
          <table:table-cell table:formula="of:=([.C3]*2)" office:value-type="float" office:value="4092" calcext:value-type="float">
            <text:p>4092</text:p>
          </table:table-cell>
          <table:table-cell table:formula="of:=(5/[.C4])*1000" office:value-type="float" office:value="1.22189638318671" calcext:value-type="float">
            <text:p>1.2218963832</text:p>
          </table:table-cell>
          <table:table-cell table:formula="of:=(4^[.B4])" office:value-type="float" office:value="16" calcext:value-type="float">
            <text:p>16</text:p>
          </table:table-cell>
          <table:table-cell table:formula="of:=([.F3]/4)" office:value-type="float" office:value="4806.25" calcext:value-type="float">
            <text:p>4806.25</text:p>
          </table:table-cell>
          <table:table-cell table:formula="of:=1/[.F4]" office:value-type="float" office:value="0.000208062418725618" calcext:value-type="float">
            <text:p>0.00020806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A5] ;-10)" office:value-type="float" office:value="3" calcext:value-type="float">
            <text:p>3</text:p>
          </table:table-cell>
          <table:table-cell table:formula="of:=([.C4]*2)" office:value-type="float" office:value="8184" calcext:value-type="float">
            <text:p>8184</text:p>
          </table:table-cell>
          <table:table-cell table:formula="of:=(5/[.C5])*1000" office:value-type="float" office:value="0.610948191593353" calcext:value-type="float">
            <text:p>0.6109481916</text:p>
          </table:table-cell>
          <table:table-cell table:formula="of:=(4^[.B5])" office:value-type="float" office:value="64" calcext:value-type="float">
            <text:p>64</text:p>
          </table:table-cell>
          <table:table-cell table:formula="of:=([.F4]/4)" office:value-type="float" office:value="1201.5625" calcext:value-type="float">
            <text:p>1201.5625</text:p>
          </table:table-cell>
          <table:table-cell table:formula="of:=1/[.F5]" office:value-type="float" office:value="0.000832249674902471" calcext:value-type="float">
            <text:p>0.0008322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A6] ;-10)" office:value-type="float" office:value="4" calcext:value-type="float">
            <text:p>4</text:p>
          </table:table-cell>
          <table:table-cell table:formula="of:=([.C5]*2)" office:value-type="float" office:value="16368" calcext:value-type="float">
            <text:p>16368</text:p>
          </table:table-cell>
          <table:table-cell table:formula="of:=(5/[.C6])*1000" office:value-type="float" office:value="0.305474095796676" calcext:value-type="float">
            <text:p>0.3054740958</text:p>
          </table:table-cell>
          <table:table-cell table:formula="of:=(4^[.B6])" office:value-type="float" office:value="256" calcext:value-type="float">
            <text:p>256</text:p>
          </table:table-cell>
          <table:table-cell table:formula="of:=([.F5]/4)" office:value-type="float" office:value="300.390625" calcext:value-type="float">
            <text:p>300.390625</text:p>
          </table:table-cell>
          <table:table-cell table:formula="of:=1/[.F6]" office:value-type="float" office:value="0.00332899869960988" calcext:value-type="float">
            <text:p>0.00332899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A7] ;-10)" office:value-type="float" office:value="5" calcext:value-type="float">
            <text:p>5</text:p>
          </table:table-cell>
          <table:table-cell table:formula="of:=([.C6]*2)" office:value-type="float" office:value="32736" calcext:value-type="float">
            <text:p>32736</text:p>
          </table:table-cell>
          <table:table-cell table:formula="of:=(5/[.C7])*1000" office:value-type="float" office:value="0.152737047898338" calcext:value-type="float">
            <text:p>0.1527370479</text:p>
          </table:table-cell>
          <table:table-cell table:formula="of:=(4^[.B7])" office:value-type="float" office:value="1024" calcext:value-type="float">
            <text:p>1024</text:p>
          </table:table-cell>
          <table:table-cell table:formula="of:=([.F6]/4)" office:value-type="float" office:value="75.09765625" calcext:value-type="float">
            <text:p>75.09765625</text:p>
          </table:table-cell>
          <table:table-cell table:formula="of:=1/[.F7]" office:value-type="float" office:value="0.0133159947984395" calcext:value-type="float">
            <text:p>0.0133159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A8] ;-10)" office:value-type="float" office:value="6" calcext:value-type="float">
            <text:p>6</text:p>
          </table:table-cell>
          <table:table-cell table:formula="of:=([.C7]*2)" office:value-type="float" office:value="65472" calcext:value-type="float">
            <text:p>65472</text:p>
          </table:table-cell>
          <table:table-cell table:formula="of:=(5/[.C8])*1000" office:value-type="float" office:value="0.0763685239491691" calcext:value-type="float">
            <text:p>0.0763685239</text:p>
          </table:table-cell>
          <table:table-cell table:formula="of:=(4^[.B8])" office:value-type="float" office:value="4096" calcext:value-type="float">
            <text:p>4096</text:p>
          </table:table-cell>
          <table:table-cell table:formula="of:=([.F7]/4)" office:value-type="float" office:value="18.7744140625" calcext:value-type="float">
            <text:p>18.7744140625</text:p>
          </table:table-cell>
          <table:table-cell table:formula="of:=1/[.F8]" office:value-type="float" office:value="0.0532639791937581" calcext:value-type="float">
            <text:p>0.0532639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A9] ;-10)" office:value-type="float" office:value="7" calcext:value-type="float">
            <text:p>7</text:p>
          </table:table-cell>
          <table:table-cell table:formula="of:=([.C8]*2)" office:value-type="float" office:value="130944" calcext:value-type="float">
            <text:p>130944</text:p>
          </table:table-cell>
          <table:table-cell table:formula="of:=(5/[.C9])*1000" office:value-type="float" office:value="0.0381842619745846" calcext:value-type="float">
            <text:p>0.038184262</text:p>
          </table:table-cell>
          <table:table-cell table:formula="of:=(4^[.B9])" office:value-type="float" office:value="16384" calcext:value-type="float">
            <text:p>16384</text:p>
          </table:table-cell>
          <table:table-cell table:formula="of:=([.F8]/4)" office:value-type="float" office:value="4.693603515625" calcext:value-type="float">
            <text:p>4.6936035156</text:p>
          </table:table-cell>
          <table:table-cell table:formula="of:=1/[.F9]" office:value-type="float" office:value="0.213055916775032" calcext:value-type="float">
            <text:p>0.2130559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A10] ;-10)" office:value-type="float" office:value="8" calcext:value-type="float">
            <text:p>8</text:p>
          </table:table-cell>
          <table:table-cell table:formula="of:=([.C9]*2)" office:value-type="float" office:value="261888" calcext:value-type="float">
            <text:p>261888</text:p>
          </table:table-cell>
          <table:table-cell table:formula="of:=(5/[.C10])*1000" office:value-type="float" office:value="0.0190921309872923" calcext:value-type="float">
            <text:p>0.019092131</text:p>
          </table:table-cell>
          <table:table-cell table:formula="of:=(4^[.B10])" office:value-type="float" office:value="65536" calcext:value-type="float">
            <text:p>65536</text:p>
          </table:table-cell>
          <table:table-cell table:formula="of:=([.F9]/4)" office:value-type="float" office:value="1.17340087890625" calcext:value-type="float">
            <text:p>1.1734008789</text:p>
          </table:table-cell>
          <table:table-cell table:formula="of:=1/[.F10]" office:value-type="float" office:value="0.85222366710013" calcext:value-type="float">
            <text:p>0.85222366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A11] ;-10)" office:value-type="float" office:value="9" calcext:value-type="float">
            <text:p>9</text:p>
          </table:table-cell>
          <table:table-cell table:formula="of:=([.C10]*2)" office:value-type="float" office:value="523776" calcext:value-type="float">
            <text:p>523776</text:p>
          </table:table-cell>
          <table:table-cell table:formula="of:=(5/[.C11])*1000" office:value-type="float" office:value="0.00954606549364614" calcext:value-type="float">
            <text:p>0.0095460655</text:p>
          </table:table-cell>
          <table:table-cell table:formula="of:=(4^[.B11])" office:value-type="float" office:value="262144" calcext:value-type="float">
            <text:p>262144</text:p>
          </table:table-cell>
          <table:table-cell table:formula="of:=([.F10]/4)" office:value-type="float" office:value="0.293350219726562" calcext:value-type="float">
            <text:p>0.2933502197</text:p>
          </table:table-cell>
          <table:table-cell table:formula="of:=1/[.F11]" office:value-type="float" office:value="3.40889466840052" calcext:value-type="float">
            <text:p>3.4088946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A12] ;-10)" office:value-type="float" office:value="10" calcext:value-type="float">
            <text:p>10</text:p>
          </table:table-cell>
          <table:table-cell table:formula="of:=([.C11]*2)" office:value-type="float" office:value="1047552" calcext:value-type="float">
            <text:p>1047552</text:p>
          </table:table-cell>
          <table:table-cell table:formula="of:=(5/[.C12])*1000" office:value-type="float" office:value="0.00477303274682307" calcext:value-type="float">
            <text:p>0.0047730327</text:p>
          </table:table-cell>
          <table:table-cell table:formula="of:=(4^[.B12])" office:value-type="float" office:value="1048576" calcext:value-type="float">
            <text:p>1048576</text:p>
          </table:table-cell>
          <table:table-cell table:formula="of:=([.F11]/4)" office:value-type="float" office:value="0.0733375549316406" calcext:value-type="float">
            <text:p>0.0733375549</text:p>
          </table:table-cell>
          <table:table-cell table:formula="of:=1/[.F12]" office:value-type="float" office:value="13.6355786736021" calcext:value-type="float">
            <text:p>13.63557867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A13] ;-10)" office:value-type="float" office:value="11" calcext:value-type="float">
            <text:p>11</text:p>
          </table:table-cell>
          <table:table-cell table:formula="of:=([.C12]*2)" office:value-type="float" office:value="2095104" calcext:value-type="float">
            <text:p>2095104</text:p>
          </table:table-cell>
          <table:table-cell table:formula="of:=(5/[.C13])*1000" office:value-type="float" office:value="0.00238651637341153" calcext:value-type="float">
            <text:p>0.0023865164</text:p>
          </table:table-cell>
          <table:table-cell table:formula="of:=(4^[.B13])" office:value-type="float" office:value="4194304" calcext:value-type="float">
            <text:p>4194304</text:p>
          </table:table-cell>
          <table:table-cell table:formula="of:=([.F12]/4)" office:value-type="float" office:value="0.0183343887329102" calcext:value-type="float">
            <text:p>0.0183343887</text:p>
          </table:table-cell>
          <table:table-cell table:formula="of:=1/[.F13]" office:value-type="float" office:value="54.5423146944083" calcext:value-type="float">
            <text:p>54.5423146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19:50.298122089</meta:creation-date>
    <dc:date>2017-03-10T17:40:58.558138781</dc:date>
    <meta:editing-duration>PT4M27S</meta:editing-duration>
    <meta:editing-cycles>2</meta:editing-cycles>
    <meta:generator>LibreOffice/5.0.6.2$Linux_X86_64 LibreOffice_project/00m0$Build-2</meta:generator>
    <meta:document-statistic meta:table-count="1" meta:cell-count="91" meta:object-count="0"/>
  </office:meta>
</office:document-meta>
</file>